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4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5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6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7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8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2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3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4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5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0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1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8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59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61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62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63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64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65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6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3"><text:span text:style-name="T5">Also checked:</text:span><text:tab/>Commentary <text:span text:style-name="T3">input and </text:span>readout</text:p>
      <text:p text:style-name="P33"><text:tab/><text:tab/><text:tab/>User project reset</text:p>
      <text:p text:style-name="P33"><text:tab/><text:tab/><text:tab/>Intensity control</text:p>
      <text:p text:style-name="P33"><text:tab/><text:tab/><text:tab/>Recal_328_using_crystal.ino.standard</text:p>
      <text:p text:style-name="P33"><text:tab/><text:tab/><text:tab/>cal_one_wire_comms.ino.standard</text:p>
      <text:p text:style-name="P33"/>
      <text:p text:style-name="P33">PRN_16bit_GEN(<text:span text:style-name="T4">) and bootloader\1_Random_pattern_generator</text:span></text:p>
      <text:p text:style-name="P35">both write to one of 3 pairs of EEPROM registers</text:p>
      <text:p text:style-name="P36">Press E at p/r/t/D prompt to change <text:s/>EEPROM register pair </text:p>
      <text:p text:style-name="P36"/>
      <text:p text:style-name="P2">2_Receiver_Transmitter_Basic</text:p>
      <text:p text:style-name="P36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7">3A_UART_timer_interrupts<text:tab/><text:tab/><text:span text:style-name="T7">Recompiled<text:tab/>OK</text:span></text:p>
      <text:p text:style-name="P38">3B_Pin_Change_Interrupt<text:tab/><text:tab/><text:span text:style-name="T7">Recompiled<text:tab/>OK</text:span></text:p>
      <text:p text:style-name="P39">3C_reaction_time_tester<text:tab/><text:tab/><text:span text:style-name="T7">Recompiled<text:tab/>OK</text:span></text:p>
      <text:p text:style-name="P40">3D_timer_PCI_interrupts<text:tab/><text:tab/><text:span text:style-name="T7">Recompiled<text:tab/>OK</text:span></text:p>
      <text:p text:style-name="P41">3E_Keypress_logger<text:tab/><text:tab/><text:tab/><text:span text:style-name="T7">Recompiled<text:tab/>OK</text:span></text:p>
      <text:p text:style-name="P34">3F_Prime_numbers<text:tab/><text:span text:style-name="T8"><text:tab/><text:tab/>Recompiled<text:tab/>OK</text:span></text:p>
      <text:p text:style-name="P33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58">5E_e_power_series<text:tab/><text:tab/><text:span text:style-name="T11">Calculate power(A,B)<text:tab/><text:tab/>Recompiled<text:tab/><text:tab/>Tested OK</text:span></text:p>
      <text:p text:style-name="P59">5F_Trig_functions<text:tab/><text:tab/><text:span text:style-name="T11">New project<text:tab/><text:tab/><text:tab/>Recompiled<text:tab/><text:tab/>Tested OK</text:span></text:p>
      <text:p text:style-name="P18"/>
      <text:p text:style-name="P51"/>
      <text:p text:style-name="P13">Bug<text:span text:style-name="T18">s</text:span> found in Arduino_Rx_Tx.<text:span text:style-name="T18">c</text:span></text:p>
      <text:p text:style-name="P14">Bug 1</text:p>
      <text:p text:style-name="P43">Int_Num_from_PC_A() for /b keypress. <text:s/></text:p>
      <text:p text:style-name="P30">Sc_Num_from_PC_A<text:span text:style-name="T12">() with \b keypresses</text:span></text:p>
      <text:p text:style-name="P30"/>
      <text:p text:style-name="P42"><text:span text:style-name="T12">For example </text:span>12345\b6 comes to a halt and times out</text:p>
      <text:p text:style-name="P44">Also 1mS delay increased to 10mS</text:p>
      <text:p text:style-name="P44"/>
      <text:p text:style-name="P12">Bug_<text:span text:style-name="T14">2</text:span> found in Sc_Num_to_PC_A<text:span text:style-name="T14">()</text:span></text:p>
      <text:p text:style-name="P45">Fails for Sc_Num_to_PC_A(Result,0,6,'\r');<text:tab/><text:tab/>The 0 must be at least 1</text:p>
      <text:p text:style-name="P44"/>
      <text:p text:style-name="P46">Bug<text:span text:style-name="T15">s</text:span> <text:span text:style-name="T21">partially </text:span>fixed </text:p>
      <text:p text:style-name="P46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7"/>
      <text:p text:style-name="P60">6A_Segment_driver<text:tab/><text:tab/><text:tab/><text:tab/><text:tab/><text:tab/><text:tab/><text:span text:style-name="T19">Recompiled<text:tab/>Tested OK</text:span></text:p>
      <text:p text:style-name="P61">6B_Segment_driver<text:tab/><text:tab/><text:tab/><text:tab/><text:tab/><text:tab/><text:tab/><text:span text:style-name="T19">Recompiled<text:tab/>Tested OK </text:span></text:p>
      <text:p text:style-name="P62">6C_Numerical_entry<text:tab/><text:tab/><text:tab/><text:tab/><text:tab/><text:tab/><text:tab/><text:span text:style-name="T19">Recompiled<text:tab/>Tested OK</text:span></text:p>
      <text:p text:style-name="P63">6D_INT_to_display<text:tab/><text:tab/><text:span text:style-name="T19">Updated to Running averages<text:tab/>Recompiled<text:tab/>Tested OK</text:span></text:p>
      <text:p text:style-name="P49">6E_FPN_to_display<text:tab/><text:tab/><text:span text:style-name="T16">Updated to power series<text:tab/><text:tab/>Recompiled<text:tab/>Tested OK</text:span></text:p>
      <text:p text:style-name="P49">6F_FPN_from_IO<text:tab/><text:tab/><text:span text:style-name="T19">Updated to power series<text:tab/><text:tab/>Recompiled</text:span></text:p>
      <text:p text:style-name="P49">6G_INT_from_IO<text:tab/><text:tab/><text:span text:style-name="T20">Updated geometric series<text:tab/><text:tab/>Recompiled</text:span></text:p>
      <text:p text:style-name="P49">6H_calculator<text:tab/><text:tab/><text:tab/><text:span text:style-name="T20">New project<text:tab/><text:tab/><text:tab/><text:tab/>Recompiled</text:span></text:p>
      <text:p text:style-name="P48"/>
      <text:p text:style-name="P65">Bug found in KBD_to_display\long Int_KBD_to_display() and float Float_KBD_to_display()</text:p>
      <text:p text:style-name="P66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0"/>
      <text:p text:style-name="P52">if(pre_dp){</text:p>
      <text:p text:style-name="P52">while(--pre_dp){A = A*10;}<text:tab/><text:tab/><text:tab/><text:tab/><text:tab/><text:tab/><text:tab/><text:tab/><text:tab/><text:tab/>//Convert FPN to Scientific format (real + exponent)</text:p>
      <text:p text:style-name="P52">while (num &gt;= A){num = num/10.0; Exp += 1;}</text:p>
      <text:p text:style-name="P52">while (num &lt;= A){num = num*10.0; Exp -= 1;}}</text:p>
      <text:p text:style-name="P57"><text:span text:style-name="T17">In 6F_FPN_from_IO and</text:span> 6H_Calculator</text:p>
      <text:p text:style-name="P56">float FPN_number_from_IO(void) updated as below</text:p>
      <text:p text:style-name="P48"/>
      <text:p text:style-name="P53">dp_control = 0;</text:p>
      <text:p text:style-name="P53">exp_control = 0;</text:p>
      <text:p text:style-name="P53">neg_sign = 0;</text:p>
      <text:p text:style-name="P54">scroll_control = 0;</text:p>
      <text:p text:style-name="P55"/>
      <text:p text:style-name="P55"/>
      <text:p text:style-name="P48"/>
      <text:p text:style-name="P48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5T21:12:49.870000000</dc:date>
    <meta:editing-duration>P1DT2H54M16S</meta:editing-duration>
    <meta:editing-cycles>83</meta:editing-cycles>
    <meta:document-statistic meta:table-count="0" meta:image-count="0" meta:object-count="0" meta:page-count="3" meta:paragraph-count="93" meta:word-count="399" meta:character-count="3242" meta:non-whitespace-character-count="2821"/>
  </office:meta>
</office:document-meta>
</file>